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itação_20_Fichada">
      <style:text-properties officeooo:paragraph-rsid="000a7cb4"/>
    </style:style>
    <style:style style:name="P2" style:family="paragraph" style:parent-style-name="Heading_20_3">
      <style:text-properties officeooo:rsid="000a7cb4" officeooo:paragraph-rsid="000a7cb4"/>
    </style:style>
    <style:style style:name="P3" style:family="paragraph" style:parent-style-name="Heading_20_1">
      <style:paragraph-properties fo:margin-top="0cm" fo:margin-bottom="0.21cm" loext:contextual-spacing="false"/>
    </style:style>
    <style:style style:name="P4" style:family="paragraph" style:parent-style-name="Heading_20_2">
      <style:text-properties officeooo:rsid="0008aa5e" officeooo:paragraph-rsid="0008aa5e"/>
    </style:style>
    <style:style style:name="P5" style:family="paragraph" style:parent-style-name="Citação_20_Fichada">
      <style:text-properties officeooo:rsid="000bda0f" officeooo:paragraph-rsid="000bda0f"/>
    </style:style>
    <style:style style:name="P6" style:family="paragraph" style:parent-style-name="Título_20_da_20_Definição">
      <style:text-properties officeooo:rsid="000bda0f" officeooo:paragraph-rsid="000bda0f"/>
    </style:style>
    <style:style style:name="P7" style:family="paragraph" style:parent-style-name="Texto_20_da_20_Definição">
      <style:text-properties officeooo:rsid="000bda0f" officeooo:paragraph-rsid="000bda0f"/>
    </style:style>
    <style:style style:name="T1" style:family="text">
      <style:text-properties style:text-position="super 58%"/>
    </style:style>
    <style:style style:name="T2" style:family="text">
      <style:text-properties officeooo:rsid="0008aa5e"/>
    </style:style>
    <style:style style:name="T3" style:family="text">
      <style:text-properties officeooo:rsid="000a7cb4"/>
    </style:style>
    <style:style style:name="T4" style:family="text">
      <style:text-properties officeooo:rsid="000bda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ítulo_20_do_20_fichamento">Ficha de Destaques <text:line-break/>Referente de Obra Científica</text:p>
      <text:h text:style-name="Heading_20_1" text:outline-level="1">Autor do Fichamento</text:h>
      <text:p text:style-name="Linha_20_de_20_Identificação">&lt;Nome completo do autor&gt;</text:p>
      <text:h text:style-name="Heading_20_1" text:outline-level="1">Obra fichada</text:h>
      <text:p text:style-name="Linha_20_de_20_Identificação">DA SILVA, Fulano. <text:span text:style-name="Strong_20_Emphasis">Título da Obra</text:span>. 1<text:span text:style-name="T1">a</text:span> ed. Cidade, Editora: Ano.</text:p>
      <text:h text:style-name="Heading_20_1" text:outline-level="1">Referente Utilizado</text:h>
      <text:p text:style-name="Linha_20_de_20_Identificação">&lt;Referente&gt;</text:p>
      <text:h text:style-name="Heading_20_1" text:outline-level="1">Destaques conforme o referente</text:h>
      <text:h text:style-name="Heading_20_2" text:outline-level="2">Primeiro capítulo</text:h>
      <text:p text:style-name="Citação_20_Fichada">“<text:span text:style-name="T2">Aqui vai a tal citação, indicando pelo menos a página de onde o conteúdo foi tirado. Em teoria, essa é a utilidade de se prestar a fazer um fichamento.” (p. 345)</text:span></text:p>
      <text:h text:style-name="P4" text:outline-level="2"><text:span text:style-name="T3">Segundo</text:span> capítulo</text:h>
      <text:h text:style-name="P2" text:outline-level="3">Seção do Segundo Capítulo</text:h>
      <text:p text:style-name="P1">“<text:span text:style-name="T3">Novamente, o texto recomeça e vai citando seja lá o que for.” (p.331)</text:span></text:p>
      <text:p text:style-name="Citação_20_Fichada">“<text:span text:style-name="T3">E vamos que vamos, pessoal.</text:span>” <text:span text:style-name="T3">(p. 221)</text:span></text:p>
      <text:h text:style-name="Heading_20_1" text:outline-level="1">Registro de Cops <text:span text:style-name="T4">E CATEGORIAS</text:span></text:h>
      <text:p text:style-name="P6">Conceito</text:p>
      <text:p text:style-name="P7">“Esse é o COP extraído da obra em questão.” (p. 21)</text:p>
      <text:p text:style-name="P6">Outro conceito</text:p>
      <text:p text:style-name="P7">“Esse é mais um conceito extraído da obra em questão.” (p. 24)</text:p>
      <text:h text:style-name="P3" text:outline-level="1">Outras observações</text:h>
      <text:p text:style-name="P5">Nada consta a ser observ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style-name="Regular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fo:hyphenation-ladder-count="no-limit" style:page-number="auto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Citação_20_Fichada" style:default-outline-level="1" style:class="text">
      <style:paragraph-properties fo:margin-top="0.423cm" fo:margin-bottom="0.212cm" loext:contextual-spacing="false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Citação_20_Fichada" style:default-outline-level="2" style:class="text">
      <style:paragraph-properties fo:margin-top="0.353cm" fo:margin-bottom="0.212cm" loext:contextual-spacing="false"/>
      <style:text-properties fo:text-transform="uppercase" fo:font-size="12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Citação_20_Fichada" style:default-outline-level="3" style:class="text">
      <style:paragraph-properties fo:margin-top="0.247cm" fo:margin-bottom="0.212cm" loext:contextual-spacing="false"/>
      <style:text-properties fo:font-size="12pt" fo:font-weight="bold" style:font-size-asian="101%" style:font-weight-asian="bold" style:font-size-complex="101%" style:font-weight-complex="bold"/>
    </style:style>
    <style:style style:name="Título_20_do_20_fichamento" style:display-name="Título do fichamento" style:family="paragraph" style:parent-style-name="Heading" style:next-style-name="Heading_20_1" style:master-page-name="">
      <style:paragraph-properties fo:margin-top="0cm" fo:margin-bottom="1cm" loext:contextual-spacing="false" fo:text-align="center" style:justify-single-word="false" style:page-number="auto"/>
      <style:text-properties fo:text-transform="uppercase" fo:font-weight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nha_20_de_20_Identificação" style:display-name="Linha de Identificação" style:family="paragraph" style:parent-style-name="Text_20_body">
      <style:text-properties style:font-size-asian="10.5pt"/>
    </style:style>
    <style:style style:name="Citação_20_Fichada" style:display-name="Citação Fichada" style:family="paragraph" style:parent-style-name="Text_20_body" style:master-page-name="">
      <style:paragraph-properties fo:margin-left="0cm" fo:margin-right="0cm" fo:margin-top="0cm" fo:margin-bottom="0.101cm" loext:contextual-spacing="false" fo:text-indent="2cm" style:auto-text-indent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Definição" style:family="paragraph" style:parent-style-name="Standard">
      <style:text-properties style:font-size-asian="10.5pt"/>
    </style:style>
    <style:style style:name="Título_20_da_20_Definição" style:display-name="Título da Definição" style:family="paragraph" style:parent-style-name="Definição" style:next-style-name="Texto_20_da_20_Definição">
      <style:paragraph-properties fo:margin-left="0.499cm" fo:margin-right="0cm" fo:text-indent="0cm" style:auto-text-indent="false"/>
      <style:text-properties fo:font-variant="small-caps" fo:font-weight="bold" style:font-size-asian="10.5pt"/>
    </style:style>
    <style:style style:name="Texto_20_da_20_Definição" style:display-name="Texto da Definição" style:family="paragraph" style:parent-style-name="Definição" style:next-style-name="Título_20_da_20_Definição">
      <style:paragraph-properties fo:margin-left="1cm" fo:margin-right="0cm" fo:margin-top="0cm" fo:margin-bottom="0.499cm" loext:contextual-spacing="false" fo:text-indent="0cm" style:auto-text-indent="false"/>
      <style:text-properties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Ibraim</meta:initial-creator>
    <meta:creation-date>2015-08-12T20:53:59.926900033</meta:creation-date>
    <dc:date>2015-08-12T22:54:10.176844546</dc:date>
    <dc:creator>Rafael Ibraim</dc:creator>
    <meta:editing-duration>PT1H34M41S</meta:editing-duration>
    <meta:editing-cycles>4</meta:editing-cycles>
    <meta:generator>LibreOffice/4.4.5.2$Linux_X86_64 LibreOffice_project/40m0$Build-2</meta:generator>
    <meta:document-statistic meta:table-count="0" meta:image-count="0" meta:object-count="0" meta:page-count="1" meta:paragraph-count="21" meta:word-count="140" meta:character-count="786" meta:non-whitespace-character-count="675"/>
  </office:meta>
</office:document-meta>
</file>